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ef" svg:font-family="Alef"/>
    <style:font-face style:name="Alef1" svg:font-family="Alef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in" fo:margin-right="0.2602in" fo:margin-top="0in" fo:margin-bottom="0.1043in" style:line-height-at-least="0.2398in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Alef1" fo:font-size="12.75pt" fo:letter-spacing="normal" fo:font-style="normal" fo:font-weight="normal"/>
    </style:style>
    <style:style style:name="P2" style:family="paragraph" style:parent-style-name="Preformatted_20_Text" style:list-style-name="L1">
      <style:paragraph-properties fo:margin-left="0in" fo:margin-right="0.2602in" fo:margin-top="0in" fo:margin-bottom="0.1043in" style:line-height-at-least="0.2398in" fo:text-align="start" style:justify-single-word="false" fo:orphans="2" fo:widows="2" fo:text-indent="0in" style:auto-text-indent="false" fo:padding="0in" fo:border="none"/>
      <style:text-properties fo:font-variant="normal" fo:text-transform="none" fo:color="#b2b2b2" fo:letter-spacing="normal"/>
    </style:style>
    <style:style style:name="P3" style:family="paragraph" style:parent-style-name="Text_20_body">
      <style:paragraph-properties fo:margin-left="0in" fo:margin-right="0in" fo:margin-top="0in" fo:margin-bottom="0.1043in" style:line-height-at-least="0.1772in" fo:text-align="end" style:justify-single-word="false" fo:orphans="2" fo:widows="2" fo:text-indent="0in" style:auto-text-indent="false"/>
      <style:text-properties fo:font-variant="normal" fo:text-transform="none" fo:color="#323232" fo:letter-spacing="normal"/>
    </style:style>
    <style:style style:name="P4" style:family="paragraph" style:parent-style-name="Text_20_body" style:list-style-name="L1">
      <style:paragraph-properties fo:margin-left="0in" fo:margin-right="0.2602in" fo:margin-top="0in" fo:margin-bottom="0.1043in" style:line-height-at-least="0.2398in" fo:text-align="end" style:justify-single-word="false" fo:orphans="2" fo:widows="2" fo:text-indent="0in" style:auto-text-indent="false" fo:padding="0in" fo:border="none"/>
      <style:text-properties fo:font-variant="normal" fo:text-transform="none" fo:color="#323232" fo:letter-spacing="normal"/>
    </style:style>
    <style:style style:name="P5" style:family="paragraph" style:parent-style-name="Text_20_body">
      <style:paragraph-properties fo:margin-left="1.3661in" fo:margin-right="0in" fo:margin-top="0in" fo:margin-bottom="0.1043in" style:line-height-at-least="0.1772in" fo:text-align="end" style:justify-single-word="false" fo:orphans="2" fo:widows="2" fo:text-indent="0in" style:auto-text-indent="false"/>
      <style:text-properties fo:font-variant="normal" fo:text-transform="none" fo:color="#323232" fo:letter-spacing="normal"/>
    </style:style>
    <style:style style:name="P6" style:family="paragraph" style:parent-style-name="Heading_20_3" style:list-style-name="L1">
      <style:paragraph-properties fo:margin-left="0in" fo:margin-right="0.2602in" fo:margin-top="0.1043in" fo:margin-bottom="0in" style:line-height-at-least="0.2398in" fo:text-align="end" style:justify-single-word="false" fo:orphans="2" fo:widows="2" fo:text-indent="0in" style:auto-text-indent="false" fo:padding="0in" fo:border="none"/>
      <style:text-properties fo:font-variant="normal" fo:text-transform="none" fo:color="#323232" fo:letter-spacing="normal" style:font-name-complex="inherit" style:font-size-complex="12.75pt" style:font-style-complex="normal" style:font-weight-complex="bold"/>
    </style:style>
    <style:style style:name="P7" style:family="paragraph" style:parent-style-name="Heading_20_3" style:list-style-name="L1">
      <style:paragraph-properties fo:margin-left="0in" fo:margin-right="0.2602in" fo:margin-top="0.1043in" fo:margin-bottom="0in" style:line-height-at-least="0.2398in" fo:text-align="end" style:justify-single-word="false" fo:orphans="2" fo:widows="2" fo:text-indent="0in" style:auto-text-indent="false" fo:padding="0in" fo:border="none"/>
      <style:text-properties fo:font-variant="normal" fo:text-transform="none" fo:color="#323232" fo:letter-spacing="normal"/>
    </style:style>
    <style:style style:name="T1" style:family="text">
      <style:text-properties style:font-name="Alef" fo:font-size="12.75pt" fo:font-style="normal" fo:font-weight="normal"/>
    </style:style>
    <style:style style:name="T2" style:family="text">
      <style:text-properties style:font-name-complex="Alef" style:font-size-complex="12.75pt" style:font-style-complex="normal" style:font-weight-complex="normal"/>
    </style:style>
    <style:style style:name="T3" style:family="text">
      <style:text-properties style:font-name="inherit" fo:font-size="12.75pt" fo:font-style="normal" fo:font-weight="bold"/>
    </style:style>
    <style:style style:name="T4" style:family="text">
      <style:text-properties style:font-name-complex="inherit" style:font-size-complex="12.75pt" style:font-style-complex="normal" style:font-weight-complex="bold"/>
    </style:style>
    <style:style style:name="T5" style:family="text">
      <style:text-properties style:font-name="Alef1" fo:font-size="12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כל מה שכתוב כאן מופיע בצורה מסודרת בקישור הבא:</text:p>
      <text:p text:style-name="P3"><text:a xlink:type="simple" xlink:href="http://alef.hagilda.com/#tips">http://alef.hagilda.com/#tips</text:a></text:p>
      <text:p text:style-name="P3"/>
      <text:p text:style-name="P5"/>
      <text:list xml:id="list727586685" text:style-name="L1">
        <text:list-item>
          <text:list>
            <text:list-item>
              <text:list>
                <text:list-item>
                  <text:h text:style-name="P6" text:outline-level="3">העלו את גופן הרשת</text:h>
                </text:list-item>
              </text:list>
            </text:list-item>
          </text:list>
          <text:p text:style-name="P4"><text:span text:style-name="T2">העלה את ערכת גופן הרשת לאתר שלך</text:span><text:span text:style-name="T1">. </text:span><text:span text:style-name="T2">עליה להמצא לצד או באותה תיקייה של קבצי ה</text:span><text:span text:style-name="T1">CSS </text:span><text:span text:style-name="T2">שלך</text:span><text:span text:style-name="T1">.</text:span></text:p>
          <text:list>
            <text:list-item>
              <text:list>
                <text:list-item>
                  <text:h text:style-name="P7" text:outline-level="3"><text:span text:style-name="T4">כלול את ה</text:span><text:span text:style-name="T3">-stylesheet </text:span><text:span text:style-name="T4">של גופן הרשת</text:span></text:h>
                </text:list-item>
              </text:list>
            </text:list-item>
          </text:list>
          <text:p text:style-name="P4"><text:span text:style-name="T2">ציון מיוחד של ה</text:span><text:span text:style-name="T1">-fontface </text:span><text:span text:style-name="T2">ב</text:span><text:span text:style-name="T1">-CSS </text:span><text:span text:style-name="T2">עוזר לדפדפנים השונים לבחור את הגופן הנכון מבלי לגרום לך הרבה כאבי ראש</text:span><text:span text:style-name="T1">. </text:span><text:span text:style-name="T2">הנה הקוד</text:span><text:span text:style-name="T1">:</text:span></text:p>
          <text:p text:style-name="P1">@font-face{</text:p>
          <text:p text:style-name="P2"><text:s text:c="2"/><text:span text:style-name="T5">font-family: 'Alef';</text:span></text:p>
          <text:p text:style-name="P2"><text:s text:c="2"/><text:span text:style-name="T5">src: url('Alef.eot');</text:span></text:p>
          <text:p text:style-name="P2"><text:s text:c="2"/><text:span text:style-name="T5">src: url('Alef.eot?#iefix')</text:span></text:p>
          <text:p text:style-name="P2"><text:s text:c="7"/><text:span text:style-name="T5">format('embedded-opentype'),</text:span></text:p>
          <text:p text:style-name="P2"><text:s text:c="7"/><text:span text:style-name="T5">url('Alef.woff') format('woff'),</text:span></text:p>
          <text:p text:style-name="P2"><text:s text:c="7"/><text:span text:style-name="T5">url('Alef.ttf') format('truetype'),</text:span></text:p>
          <text:p text:style-name="P2"><text:s text:c="7"/><text:span text:style-name="T5">url('Alef.svg#webfont') format('svg');</text:span></text:p>
          <text:p text:style-name="P1">}</text:p>
          <text:p text:style-name="P4"><text:span text:style-name="T2">כתבנו כבר את הקוד עבורך</text:span><text:span text:style-name="T1">, </text:span><text:span text:style-name="T2">כל שעליך לעשות הוא לקשר ל</text:span><text:span text:style-name="T1">-stylesheet </text:span><text:span text:style-name="T2">ב</text:span><text:span text:style-name="T1">-HTML </text:span><text:span text:style-name="T2">שלך</text:span><text:span text:style-name="T1">, </text:span><text:span text:style-name="T2">ככה</text:span><text:span text:style-name="T1">:</text:span></text:p>
          <text:p text:style-name="P1">&lt;link rel="stylesheet" href="stylesheet.css" type="text/css" charset="utf-8" /&gt;</text:p>
          <text:p text:style-name="P4"><text:span text:style-name="T1">*</text:span><text:span text:style-name="T2">שימו לב שנתון ה</text:span><text:span text:style-name="T1">-href </text:span><text:span text:style-name="T2">עבור קובץ ה</text:span><text:span text:style-name="T1">-stylesheet.css </text:span><text:span text:style-name="T2">תלוי במיקום בו בחרתם עבור התיקיה</text:span><text:span text:style-name="T1">.</text:span></text:p>
          <text:list>
            <text:list-item>
              <text:list>
                <text:list-item>
                  <text:h text:style-name="P7" text:outline-level="3"><text:span text:style-name="T4">ערוך את ה</text:span><text:span text:style-name="T3">-stylesheet </text:span><text:span text:style-name="T4">שלכם</text:span></text:h>
                </text:list-item>
              </text:list>
            </text:list-item>
          </text:list>
          <text:p text:style-name="P4"><text:span text:style-name="T2">על מנת להשתמש בגופנים החדשים שלכם</text:span><text:span text:style-name="T1">, </text:span><text:span text:style-name="T2">עליך להורות ל</text:span><text:span text:style-name="T1">-stylesheet </text:span><text:span text:style-name="T2">שלכם להשתמש בהם</text:span><text:span text:style-name="T1">. </text:span><text:span text:style-name="T2">הסתכלו על קוד ה–</text:span><text:span text:style-name="T1">@font-face </text:span><text:span text:style-name="T2">המקורי למעלה</text:span><text:span text:style-name="T1">, </text:span><text:span text:style-name="T2">ומצאו את הערך הנקרא </text:span><text:span text:style-name="T1">"font-family". </text:span><text:span text:style-name="T2">השם המצוין שם ייצג את הגופן בו האתר יעשה שימוש</text:span><text:span text:style-name="T1">. </text:span><text:span text:style-name="T2">צרפו את השם לראש רשימת הגופנים בפרופרטי </text:span><text:span text:style-name="T1">"font-family" </text:span><text:span text:style-name="T2">בתוך הסלקטור אותו אתם מבקשים לשנות</text:span><text:span text:style-name="T1">. </text:span><text:span text:style-name="T2">לדוגמה</text:span><text:span text:style-name="T1">:</text:span></text:p>
          <text:p text:style-name="P1">p { font-family: Alef, Arial, sans-serif; }</text:p>
          <text:list>
            <text:list-item>
              <text:list>
                <text:list-item>
                  <text:h text:style-name="P6" text:outline-level="3">בדיקה</text:h>
                </text:list-item>
              </text:list>
            </text:list-item>
          </text:list>
          <text:p text:style-name="P4"><text:span text:style-name="T2">קצת קשה לגרום לגופני רשת לעבוד בכל הדפדפנים</text:span><text:span text:style-name="T1">. </text:span><text:span text:style-name="T2">העזר במידע הזה במידה והגופן לא עובד באחד מהדפדפנים</text:span><text:span text:style-name="T1">: http://fontspring.com/support/troubleshooting.</text:span></text:p>
        </text:list-item>
      </text:list>
      <text:p text:style-name="P3"><text:soft-page-break/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ef" svg:font-family="Alef"/>
    <style:font-face style:name="Alef1" svg:font-family="Alef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2-27T21:09:42</meta:creation-date>
    <meta:document-statistic meta:table-count="0" meta:image-count="0" meta:object-count="0" meta:page-count="2" meta:paragraph-count="24" meta:word-count="216" meta:character-count="1326"/>
    <dc:date>2012-12-27T21:12:36</dc:date>
    <meta:editing-duration>PT00H03M02S</meta:editing-duration>
    <meta:editing-cycles>1</meta:editing-cycles>
    <meta:generator>NeoOffice/3.1.2$Unix OpenOffice.org_project/Patch 9</meta:generator>
  </office:meta>
</office:document-meta>
</file>